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4a4dc" officeooo:paragraph-rsid="0014a4dc"/>
    </style:style>
    <style:style style:name="P2" style:family="paragraph" style:parent-style-name="Text_20_body">
      <style:text-properties officeooo:rsid="0014a4dc" officeooo:paragraph-rsid="001ce068"/>
    </style:style>
    <style:style style:name="P3" style:family="paragraph" style:parent-style-name="Text_20_body">
      <style:text-properties officeooo:rsid="0014a4dc" officeooo:paragraph-rsid="0025b840"/>
    </style:style>
    <style:style style:name="P4" style:family="paragraph" style:parent-style-name="Text_20_body">
      <style:text-properties officeooo:rsid="00159005" officeooo:paragraph-rsid="0019f29f"/>
    </style:style>
    <style:style style:name="P5" style:family="paragraph" style:parent-style-name="Text_20_body">
      <style:text-properties officeooo:rsid="001686c1" officeooo:paragraph-rsid="001686c1"/>
    </style:style>
    <style:style style:name="P6" style:family="paragraph" style:parent-style-name="Text_20_body">
      <style:text-properties officeooo:rsid="001686c1" officeooo:paragraph-rsid="00283ca4"/>
    </style:style>
    <style:style style:name="P7" style:family="paragraph" style:parent-style-name="Text_20_body">
      <style:paragraph-properties fo:margin-left="0.4925in" fo:margin-right="0in" fo:text-indent="0in" style:auto-text-indent="false"/>
      <style:text-properties officeooo:rsid="001686c1" officeooo:paragraph-rsid="00283ca4"/>
    </style:style>
    <style:style style:name="P8" style:family="paragraph" style:parent-style-name="Text_20_body">
      <style:text-properties officeooo:rsid="001686c1" officeooo:paragraph-rsid="002b02c2"/>
    </style:style>
    <style:style style:name="P9" style:family="paragraph" style:parent-style-name="Text_20_body">
      <style:text-properties officeooo:rsid="0016e126" officeooo:paragraph-rsid="0016e126"/>
    </style:style>
    <style:style style:name="P10" style:family="paragraph" style:parent-style-name="Text_20_body">
      <style:text-properties officeooo:rsid="0018a28f" officeooo:paragraph-rsid="0018a28f"/>
    </style:style>
    <style:style style:name="P11" style:family="paragraph" style:parent-style-name="Text_20_body">
      <style:text-properties officeooo:rsid="0019c476" officeooo:paragraph-rsid="0019f29f"/>
    </style:style>
    <style:style style:name="P12" style:family="paragraph" style:parent-style-name="Text_20_body">
      <style:text-properties officeooo:rsid="0019f29f" officeooo:paragraph-rsid="0019f29f"/>
    </style:style>
    <style:style style:name="P13" style:family="paragraph" style:parent-style-name="Text_20_body">
      <style:paragraph-properties fo:text-align="center" style:justify-single-word="false"/>
      <style:text-properties fo:color="#c9211e" loext:opacity="100%" fo:font-weight="bold" officeooo:rsid="0019f29f" officeooo:paragraph-rsid="0019f29f" style:font-weight-asian="bold" style:font-weight-complex="bold"/>
    </style:style>
    <style:style style:name="P14" style:family="paragraph" style:parent-style-name="Text_20_body">
      <style:paragraph-properties fo:text-align="center" style:justify-single-word="false"/>
      <style:text-properties fo:color="#c9211e" loext:opacity="100%" fo:font-weight="bold" officeooo:rsid="001b77b6" officeooo:paragraph-rsid="001b77b6" style:font-weight-asian="bold" style:font-weight-complex="bold"/>
    </style:style>
    <style:style style:name="P15" style:family="paragraph" style:parent-style-name="Text_20_body">
      <style:paragraph-properties fo:text-align="center" style:justify-single-word="false"/>
      <style:text-properties fo:color="#c9211e" loext:opacity="100%" fo:font-weight="bold" officeooo:rsid="0024a462" officeooo:paragraph-rsid="0024a462" style:font-weight-asian="bold" style:font-weight-complex="bold"/>
    </style:style>
    <style:style style:name="P16" style:family="paragraph" style:parent-style-name="Text_20_body">
      <style:paragraph-properties fo:text-align="center" style:justify-single-word="false"/>
      <style:text-properties fo:color="#c9211e" loext:opacity="100%" fo:font-weight="bold" officeooo:rsid="002c3a65" officeooo:paragraph-rsid="002c3a65" style:font-weight-asian="bold" style:font-weight-complex="bold"/>
    </style:style>
    <style:style style:name="P17" style:family="paragraph" style:parent-style-name="Text_20_body">
      <style:text-properties officeooo:rsid="001b77b6" officeooo:paragraph-rsid="001ce068"/>
    </style:style>
    <style:style style:name="P18" style:family="paragraph" style:parent-style-name="Text_20_body">
      <style:text-properties fo:font-weight="normal" officeooo:rsid="001ce068" officeooo:paragraph-rsid="001ce068" style:font-weight-asian="normal" style:font-weight-complex="normal"/>
    </style:style>
    <style:style style:name="P19" style:family="paragraph" style:parent-style-name="Text_20_body">
      <style:text-properties officeooo:paragraph-rsid="0019f29f"/>
    </style:style>
    <style:style style:name="P20" style:family="paragraph" style:parent-style-name="Text_20_body">
      <style:text-properties officeooo:rsid="001d3dcb" officeooo:paragraph-rsid="0025b840"/>
    </style:style>
    <style:style style:name="P21" style:family="paragraph" style:parent-style-name="Text_20_body">
      <style:text-properties officeooo:rsid="0010d83d" officeooo:paragraph-rsid="0019f29f"/>
    </style:style>
    <style:style style:name="P22" style:family="paragraph" style:parent-style-name="Text_20_body">
      <style:text-properties officeooo:rsid="00283ca4" officeooo:paragraph-rsid="00283ca4"/>
    </style:style>
    <style:style style:name="P23" style:family="paragraph" style:parent-style-name="Text_20_body">
      <style:text-properties officeooo:rsid="0029daea" officeooo:paragraph-rsid="0029daea"/>
    </style:style>
    <style:style style:name="P24" style:family="paragraph" style:parent-style-name="Text_20_body">
      <style:text-properties officeooo:rsid="002b02c2" officeooo:paragraph-rsid="002b02c2"/>
    </style:style>
    <style:style style:name="P25" style:family="paragraph" style:parent-style-name="Text_20_body">
      <style:text-properties officeooo:rsid="0031bc1b" officeooo:paragraph-rsid="0031bc1b"/>
    </style:style>
    <style:style style:name="P26" style:family="paragraph" style:parent-style-name="Heading_20_1">
      <style:text-properties officeooo:paragraph-rsid="0019f29f"/>
    </style:style>
    <style:style style:name="P27" style:family="paragraph" style:parent-style-name="Heading_20_1">
      <style:text-properties officeooo:paragraph-rsid="0013d60c"/>
    </style:style>
    <style:style style:name="P28" style:family="paragraph" style:parent-style-name="Heading_20_1">
      <style:text-properties officeooo:paragraph-rsid="001ce068"/>
    </style:style>
    <style:style style:name="P29" style:family="paragraph" style:parent-style-name="Heading_20_1">
      <style:text-properties officeooo:rsid="0016e0bf" officeooo:paragraph-rsid="001ce068"/>
    </style:style>
    <style:style style:name="P30" style:family="paragraph" style:parent-style-name="Heading_20_1">
      <style:text-properties officeooo:rsid="0016e0bf" officeooo:paragraph-rsid="0024a462"/>
    </style:style>
    <style:style style:name="P31" style:family="paragraph" style:parent-style-name="Heading_20_1">
      <style:text-properties officeooo:paragraph-rsid="0025b840"/>
    </style:style>
    <style:style style:name="P32" style:family="paragraph" style:parent-style-name="Heading_20_1">
      <style:text-properties officeooo:paragraph-rsid="001686c1"/>
    </style:style>
    <style:style style:name="P33" style:family="paragraph" style:parent-style-name="Heading_20_1">
      <style:text-properties officeooo:paragraph-rsid="0024a462"/>
    </style:style>
    <style:style style:name="P34" style:family="paragraph" style:parent-style-name="Heading_20_1">
      <style:text-properties officeooo:rsid="00159005" officeooo:paragraph-rsid="0019f29f"/>
    </style:style>
    <style:style style:name="P35" style:family="paragraph" style:parent-style-name="Heading_20_1">
      <style:text-properties officeooo:paragraph-rsid="0019c476"/>
    </style:style>
    <style:style style:name="P36" style:family="paragraph" style:parent-style-name="Text_20_body">
      <style:text-properties officeooo:rsid="002b02c2" officeooo:paragraph-rsid="002b02c2"/>
    </style:style>
    <style:style style:name="P37" style:family="paragraph" style:parent-style-name="Text_20_body">
      <style:text-properties officeooo:rsid="0019f29f" officeooo:paragraph-rsid="0019f29f"/>
    </style:style>
    <style:style style:name="P38" style:family="paragraph" style:parent-style-name="Text_20_body">
      <style:text-properties officeooo:rsid="00333f20" officeooo:paragraph-rsid="00333f20"/>
    </style:style>
    <style:style style:name="T1" style:family="text">
      <style:text-properties officeooo:rsid="0014a4dc"/>
    </style:style>
    <style:style style:name="T2" style:family="text">
      <style:text-properties officeooo:rsid="0019c476"/>
    </style:style>
    <style:style style:name="T3" style:family="text">
      <style:text-properties officeooo:rsid="0019f29f"/>
    </style:style>
    <style:style style:name="T4" style:family="text">
      <style:text-properties officeooo:rsid="00159005"/>
    </style:style>
    <style:style style:name="T5" style:family="text">
      <style:text-properties officeooo:rsid="0010d83d"/>
    </style:style>
    <style:style style:name="T6" style:family="text">
      <style:text-properties officeooo:rsid="001b77b6"/>
    </style:style>
    <style:style style:name="T7" style:family="text">
      <style:text-properties fo:font-weight="normal" style:font-weight-asian="normal" style:font-weight-complex="normal"/>
    </style:style>
    <style:style style:name="T8" style:family="text">
      <style:text-properties fo:font-weight="normal" officeooo:rsid="0016e0bf" style:font-weight-asian="normal" style:font-weight-complex="normal"/>
    </style:style>
    <style:style style:name="T9" style:family="text">
      <style:text-properties fo:font-weight="normal" officeooo:rsid="00133441" style:font-weight-asian="normal" style:font-weight-complex="normal"/>
    </style:style>
    <style:style style:name="T10" style:family="text">
      <style:text-properties fo:font-weight="normal" officeooo:rsid="001ce068" style:font-weight-asian="normal" style:font-weight-complex="normal"/>
    </style:style>
    <style:style style:name="T11" style:family="text">
      <style:text-properties fo:font-weight="normal" officeooo:rsid="001e13f9" style:font-weight-asian="normal" style:font-weight-complex="normal"/>
    </style:style>
    <style:style style:name="T12" style:family="text">
      <style:text-properties fo:font-weight="normal" officeooo:rsid="001f6cb1" style:font-weight-asian="normal" style:font-weight-complex="normal"/>
    </style:style>
    <style:style style:name="T13" style:family="text">
      <style:text-properties fo:font-weight="normal" officeooo:rsid="00159005" style:font-weight-asian="normal" style:font-weight-complex="normal"/>
    </style:style>
    <style:style style:name="T14" style:family="text">
      <style:text-properties fo:font-weight="normal" officeooo:rsid="002252de" style:font-weight-asian="normal" style:font-weight-complex="normal"/>
    </style:style>
    <style:style style:name="T15" style:family="text">
      <style:text-properties officeooo:rsid="001ce068"/>
    </style:style>
    <style:style style:name="T16" style:family="text">
      <style:text-properties officeooo:rsid="0016ebde"/>
    </style:style>
    <style:style style:name="T17" style:family="text">
      <style:text-properties officeooo:rsid="001d3dcb"/>
    </style:style>
    <style:style style:name="T18" style:family="text">
      <style:text-properties officeooo:rsid="00210c5c"/>
    </style:style>
    <style:style style:name="T19" style:family="text">
      <style:text-properties officeooo:rsid="0022d70d"/>
    </style:style>
    <style:style style:name="T20" style:family="text">
      <style:text-properties officeooo:rsid="001f317f"/>
    </style:style>
    <style:style style:name="T21" style:family="text">
      <style:text-properties officeooo:rsid="0025b840"/>
    </style:style>
    <style:style style:name="T22" style:family="text">
      <style:text-properties officeooo:rsid="00270daf"/>
    </style:style>
    <style:style style:name="T23" style:family="text">
      <style:text-properties officeooo:rsid="00283ca4"/>
    </style:style>
    <style:style style:name="T24" style:family="text">
      <style:text-properties fo:font-weight="bold" officeooo:rsid="00283ca4" style:font-weight-asian="bold" style:font-weight-complex="bold"/>
    </style:style>
    <style:style style:name="T25" style:family="text">
      <style:text-properties officeooo:rsid="0029daea"/>
    </style:style>
    <style:style style:name="T26" style:family="text">
      <style:text-properties officeooo:rsid="002b02c2"/>
    </style:style>
    <style:style style:name="T27" style:family="text">
      <style:text-properties officeooo:rsid="002eef68"/>
    </style:style>
    <style:style style:name="T28" style:family="text">
      <style:text-properties officeooo:rsid="00303b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ssical Mechanics</text:p>
      <text:h text:style-name="P26" text:outline-level="1">Physical State</text:h>
      <text:p text:style-name="P11"><text:span text:style-name="T21">The discussion of a </text:span>physical state <text:span text:style-name="T21">u</text:span>sually <text:span text:style-name="T21">refers to</text:span> the physical state of a system. <text:s/>Particles moving and colliding are a system, and, each particle has a state before and after the collision. <text:s/>Thus, we can examine the various states of the particles as they move through the system and make predictions about the system using these physical states.</text:p>
      <text:p text:style-name="P12">Every particle in a system can be represented by a point (P) [1] and a vector (v) [2] that denotes it's direction and velocity. <text:s/>We can use this information to build a set of equations, known as equations of the line [3 - 5], to predict where a particle will be at any given moment of time.</text:p>
      <text:p text:style-name="P12">When another force (known as a potential) touches the particle, the vector, which denotes it's direction and velocity, changes. </text:p>
      <text:p text:style-name="P12">As we proceed through this review, we will look at <text:span text:style-name="T21">how </text:span>measurements<text:span text:style-name="T21"> of mass, </text:span>positions, momentum, <text:span text:style-name="T21">energy and time are represented in classical physics equations and later how they are adjusted to accommodate quantum physics.</text:span></text:p>
      <text:h text:style-name="P27" text:outline-level="1">Measurement</text:h>
      <text:p text:style-name="P13">(Insert a picture of a grid here)</text:p>
      <text:p text:style-name="P1">In this section we will review various systems used to measure quantities. The purpose of this review is to build a basis upon which to determine what the smallest measurement is we can measure with certainty.</text:p>
      <text:p text:style-name="P12">In this example, we will assume that a particle can occupy a cell either square or circular. <text:s/>If all cells are homogeneous (the same), then the diameter from the center of one cell to the next is the same length. <text:s/>Thus, we can say that a particle is in cell 1 or 2 or 3 and so on. <text:s/>But, <text:soft-page-break/>when a particle moves, it doesn't occupy a specific cell, it occupies part of one cell and part of an adjacent cell. <text:s/>So, which cell is the particle in?</text:p>
      <text:p text:style-name="P12">This is one question that quantum physics attempts to answer, as motion and position are intrinsically tied together through Heisenberg Uncertainty Principle. (Δx Δp &gt;= h-bar/2)<text:span text:style-name="T6">.</text:span></text:p>
      <text:h text:style-name="P28" text:outline-level="1">Position</text:h>
      <text:p text:style-name="P2">Position (x) is the measurement of a object at location (x) time (t). <text:s/>In higher dimensions, this location could be (x, y, z), (r, t, z), (r, t, u), or other. <text:s/>Again, the question of position is how precisely can we measure it as the apparatus to measure becomes smaller and smaller.<text:span text:style-name="T6"> </text:span></text:p>
      <text:p text:style-name="P17">As a particle moves through a system, it's physical position can be found using the equation of the line [4 - 6]. <text:s/>However, is position continuous or discrete? <text:s/>If position is discrete, then a particle moves from one position in the grid to the next per clock cycle. <text:s/>But if position is continuous, then a particle moves between grid positions. </text:p>
      <text:p text:style-name="P17">But, both space and time are continuous, so, how would we determine if a particle is in (x1 or x2)? This is why we have uncertainty.</text:p>
      <text:h text:style-name="P29" text:outline-level="1">Uncertainty<text:span text:style-name="T16"> of </text:span><text:span text:style-name="T15">Position</text:span></text:h>
      <text:p text:style-name="P17">As you've learned in labs, the uncertainty in measurement <text:span text:style-name="T15">(</text:span><text:span text:style-name="T10">Δ</text:span><text:span text:style-name="T8">x</text:span><text:span text:style-name="T15">) </text:span>is based on the distance between the marks on your ruler<text:span text:style-name="T15">.</text:span> <text:span text:style-name="T15">B</text:span>ut<text:span text:style-name="T15">,</text:span> how do we get to (h-bar/2) as the delimiter of uncertainty? <text:s/>That will be covered in chapters to come<text:span text:style-name="T15">. <text:s/>For, now, let's review a thought experiment that</text:span> relies on the smallest wavelength of light we can use to measure the position of a particle<text:span text:style-name="T15">.</text:span></text:p>
      <text:p text:style-name="P14">(Insert a picture of the MicroScope)</text:p>
      <text:p text:style-name="P17"><text:span text:style-name="T15">U</text:span>sing <text:span text:style-name="T8">Heisenberg's</text:span> Microscope<text:span text:style-name="T15">, we can build a relationship between the wavelength of light (</text:span><text:span text:style-name="T4">λ</text:span><text:span text:style-name="T15">), the resolving power of the lens, and the minimum angel (</text:span><text:span text:style-name="T9">θ</text:span><text:span text:style-name="T10">) we can have. <text:s/>Recall that the particle is located in a </text:span><text:soft-page-break/><text:span text:style-name="T10">cell that is (Δ</text:span><text:span text:style-name="T8">x</text:span><text:span text:style-name="T10">) wide. <text:s/>The cell is (L) units away from the lens, in order to properly focus the image onto a screen, or into a viewers eye. </text:span></text:p>
      <text:p text:style-name="P18">Thus the first equation we will look at is the relationship between the angel and the distance from the lens to the cell [1]. The next relationship is the minimum angle that the light can be resolved by the lens, [2]. <text:s/>By setting these two equations equal to each other, we can solve for the relationship between the wavelength of light and the angel, in relation to the width of the grid, [3 - 6]. <text:s/>This relationship tells us, that no matter what wavelength we use, the width of the grid will always have to be larger than 0. <text:s/>But how large? <text:s/>To answer that, we need to know how fast the particle is moving through the microscope.</text:p>
      <text:h text:style-name="Heading_20_1" text:outline-level="1">Center of Mass</text:h>
      <text:p text:style-name="P1">In most cases when we are dealing with a large object or gas cloud, was assign the middle / center to be in the middle of the object, but this may not be the center of mass. <text:s/>The center of mass is based on the density of the object and how that density changes over it’s spacial regions.</text:p>
      <text:p text:style-name="P15">(Insert a picture of several balls grouped together)</text:p>
      <text:h text:style-name="Heading_20_1" text:outline-level="1">Reduce Mass</text:h>
      <text:p text:style-name="P5">The reduce mass of an object is it's product of masses (2) divided by it's sum of masses (1), as shown by line (3).</text:p>
      <text:h text:style-name="P31" text:outline-level="1">Momentum</text:h>
      <text:p text:style-name="P3">Momentum (p) <text:span text:style-name="T22">is a vector quantity that describes the amount of mass in motion as kilograms meters / second. <text:s/>It </text:span>is the <text:span text:style-name="T17">rate a particle of mass (m) changes position (x) over </text:span>time (t)<text:span text:style-name="T17">,</text:span> <text:span text:style-name="T17"><text:s/>[ 5 - 6 ].</text:span> <text:span text:style-name="T17"><text:s text:c="2"/></text:span></text:p>
      <text:p text:style-name="P20">Recall that a change in position from point (P) to point (Q) is a displacement of (<text:span text:style-name="T5">Δx</text:span>). The rate at which a particle changes position (x) over time (t) is velocity (v), <text:s/>[ 3 - 4 ].</text:p>
      <text:p text:style-name="Text_20_body"><text:soft-page-break/><text:span text:style-name="T20">By changing the relationship we can </text:span><text:span text:style-name="T18">show that velocity is a product of momentum divided by mass</text:span><text:span text:style-name="T19">, [ 7 - 8 ].</text:span></text:p>
      <text:h text:style-name="P31" text:outline-level="1">Kinetic Energy</text:h>
      <text:p text:style-name="P21"><text:span text:style-name="T22">K</text:span>inetic energy is a scalar quantity that measures the energy of an object due to its motion<text:span text:style-name="T23">,</text:span><text:span text:style-name="T22"> </text:span><text:span text:style-name="T23">[1]. Of note is that momentum is related to kinetic energy by squaring the equation of momentum [2 - 3] and dividing the result by mass [4]</text:span><text:span text:style-name="T25">.</text:span></text:p>
      <text:p text:style-name="P23">In the next two sections on collisions we examine what happens when 2 or more particle collide and either stick together or shatter apart and send different components in different directions. <text:s/>These collisions are called inelastic and elastic collisions and are used in the Compton Scattering experiment, where electrons and ex-rays bounce off materials and detectors are used to see what is reflected and transmitted. <text:s/>This same concept is used in optics there a beam of light is incident on a piece of glass and is reflected back as well as transmitted through the glass.</text:p>
      <text:h text:style-name="Heading_20_1" text:outline-level="1">Inelastic Collisions</text:h>
      <text:p text:style-name="P5">In an inelastic collision, two particles merge and continue on as one particle. Think of this as two balls of play dough<text:span text:style-name="T23"> being molded together and rolling off as one ball. <text:s/>In such collisions, we are interested in learning what the velocity of the final merged particle would be, [12].</text:span></text:p>
      <text:p text:style-name="P6">To properly understand the equations concerning inelastic collisions separate the collision into two parts .. </text:p>
      <text:p text:style-name="P7"><text:span text:style-name="T24">I</text:span><text:span text:style-name="T23"> .. </text:span>before collision or initial state <text:span text:style-name="T23">[</text:span>1 <text:span text:style-name="T23">-</text:span> 3<text:span text:style-name="T23">]</text:span> and </text:p>
      <text:p text:style-name="P7"><text:span text:style-name="T24">F</text:span><text:span text:style-name="T23"> .. </text:span>after the collision or final state <text:span text:style-name="T23">[</text:span>4 <text:span text:style-name="T23">-</text:span> 6<text:span text:style-name="T23">]</text:span>. <text:s/></text:p>
      <text:p text:style-name="P22">[7], denotes that the energy in the initial system state must equal the final system state. <text:s/>Thus the momentum in the initial system [8] is conserved and redistributed in the final system, [9]. <text:s/>In this system we <text:soft-page-break/>assume that the second particle has no momentum, thus we can zero (0) it out, [10 - 11].</text:p>
      <text:p text:style-name="P22">Finally we can find out what the resulting velocity of the total mass of the collision would be, [12].</text:p>
      <text:h text:style-name="P32" text:outline-level="1">Elastic Collisions</text:h>
      <text:p text:style-name="P8">In an elastic collision, two particles collide and bounce off each other. Think of this as two balls in a game of pool.<text:span text:style-name="T26"> Again, the focus is what are the velocities of the two objects after they bounce off each other, [16 - 17]. <text:s/>Since we have two unknowns, ie .. we want to know the velocities of 2 particles after the collision, we need two equations to solve for this problem.</text:span></text:p>
      <text:p text:style-name="P24">The initial kinetic energy [1 - 4] and final kinetic energy [5 - 6] are equal to each other, but the initial velocity of the second particle is zero (0), [7].</text:p>
      <text:p text:style-name="P24">Since both momentum and energy are conserved during the collision, we can solve for momentum and kinetic energy separately, then use the two equations to solve for the individual velocities.</text:p>
      <text:p text:style-name="P24">For momentum [8 - 12], only particle 1 has momentum, while the initial momentum for particle 2 is zero (0), [8]. This is due to the fact that particles 2's velocity is zero. <text:s/>So, particle 1's velocity is non zero, while particle 2's velocity is zero (0). Our goal is to solve the momentum equations for the momentum of the second particle after the collision, [12].</text:p>
      <text:p text:style-name="P24">Since the velocity of particle 2 is zero, the equations for kinetic energy can also be adjusted, [3 - 4]. <text:s/>Since, the kinetic energy is conserved, we can solve the equations for the final mass and velocity of particle 2, [13 - 17]. <text:s/></text:p>
      <text:p text:style-name="P24">Now that we have two equations solved for the final mass and velocity of particle 2, we can divide the Kinetic Energy equation [19] by the <text:soft-page-break/>momentum equation [12], and find the resulting equation for the velocity for particle 1 [20] and particle 2 [21].</text:p>
      <text:p text:style-name="P24">Something to note is that the types of masses affect the outcome of the velocities. <text:s/>These are called edge cases, and we will briefly look at them.</text:p>
      <text:p text:style-name="P24">When the mass of particle 1 and 2 are same [23], the velocity of particle 1 is transferred to particle 2. This is similar to when the que ball his it's target, stops dead, and the target continues moving. [22 - 24]</text:p>
      <text:p text:style-name="P24">When the mass of particle 1 is much smaller than particle 2 [25], particle 1 bounces off particle 2 [26], and may impart some of it's momentum onto particle 2, [27]. </text:p>
      <text:p text:style-name="P24">When the mass of particle 1 is much larger than particle 2 [28], the velocity of particle 1 may be unchanged [29], while the velocity of particle 2 is significantly increased, [30]</text:p>
      <text:p text:style-name="P24">When particles 1 and 2 are both moving [31 - 38], the velocities mix and are redistributed, [37, 38]</text:p>
      <text:h text:style-name="P33" text:outline-level="1">Incident, Reflected and Transmitted</text:h>
      <text:p text:style-name="P16">(Insert a picture of 3 billard balls w graphs of their motions)</text:p>
      <text:p text:style-name="P10">In the world of particle physics, one of the things physics are interested in is how things bounce off other things and what comes out the other side. <text:s/>This is known as a collider problem. <text:s/>A particle is shot towards a mass. This particle is the incident particle. <text:s/>The particle can either bounce off the mass, or it can break the mass and bounce off. <text:s/>The particle that bounces off is considered reflected. <text:s/>Anything that breaks off the mass and hits a different detector is considered transmitted.</text:p>
      <text:p text:style-name="P10">The energy provided to the incident particle must equal the energy of the reflected and transmitted particle. [1]<text:span text:style-name="T3"> <text:s/></text:span></text:p>
      <text:p text:style-name="P10"/>
      <text:p text:style-name="P10"/>
      <text:h text:style-name="P30" text:outline-level="1"><text:soft-page-break/>Uncertainty<text:span text:style-name="T16"> of </text:span><text:span text:style-name="T15">Momentum</text:span></text:h>
      <text:p text:style-name="P25">The uncertainty of momentum (<text:span text:style-name="T8">Δ</text:span><text:span text:style-name="T12">p</text:span>) is derived using the wave length (<text:span text:style-name="T11">λ</text:span><text:span text:style-name="T7">)</text:span> of light. <text:s/>Momentum (p) is Planks constant (h) divided by the wave length of light (<text:span text:style-name="T11">λ</text:span><text:span text:style-name="T7">), [1]. <text:s/>The change in momentum (</text:span><text:span text:style-name="T8">Δ</text:span><text:span text:style-name="T12">p</text:span><text:span text:style-name="T7">) between moments (t1 to t2) or (</text:span><text:span text:style-name="T8">Δ</text:span><text:span text:style-name="T7">t) is described in eq [3]. <text:s/>If the change in time is one unit of time (t), then (</text:span><text:span text:style-name="T8">Δ</text:span><text:span text:style-name="T7">t) is one, [2]. <text:s/>By substituting Planks Constant (h) and the wave length (</text:span><text:span text:style-name="T11">λ</text:span><text:span text:style-name="T7">) for the change in momentum (p1 and p2) [3 - 5], we can show that differences between the two wave lengths (</text:span><text:span text:style-name="T11">λ</text:span><text:span text:style-name="T7">1 and </text:span><text:span text:style-name="T11">λ</text:span><text:span text:style-name="T7">2) is Planks constant (h).</text:span></text:p>
      <text:h text:style-name="P30" text:outline-level="1">Uncertainty</text:h>
      <text:p text:style-name="P38">The uncertainty of position (x) is the wave length (<text:span text:style-name="T13">λ</text:span>) divided by the angle (<text:span text:style-name="T14">θ</text:span>), [1]. But, since the angle is so small, like close to zero, that we can use the small angle formula to show that the wave length (<text:span text:style-name="T13">λ</text:span>) is the uncertainty in position (x), [2 - 4].</text:p>
      <text:p text:style-name="P38">The uncertainty in position (p), is the difference between the two momentum measures (p1 and p2) over time (t), [5]. <text:s/>Since, momentum (p) can be described as Plank's constant (h) divided by the wave length (<text:span text:style-name="T11">λ</text:span>), we can show that the uncertainty of position (x) and momentum (p) is Plank's constant (h), [7 - 8].</text:p>
      <text:h text:style-name="P33" text:outline-level="1">Spring Force</text:h>
      <text:p text:style-name="P12">The spring force (k) as described by Hooke's Law [1] is a force used to describe how springs behaves. <text:s/>(k) is a constant that always draws energy away from the kinetic energy (KE) of the work function (W). (x) represents the displacement distance from where the spring would be if it's at rest. <text:s/>When integrated over the span of (x), we find that the spring force becomes the equation for kinetic energy (1/2 m v^2), [2 - 5]. <text:s/>Thus we can determine the amount of work that a spring does to reach it's equilibrium point after being stretched.</text:p>
      <text:p text:style-name="P12"/>
      <text:h text:style-name="P34" text:outline-level="1"><text:soft-page-break/>Friction</text:h>
      <text:p text:style-name="P25">Friction is not a conservative force. Whether it's air friction, or sand paper on a wood surface, or walking upstream against the current. A certain amount of energy in the system is lost, transferred to heat, in most cases. </text:p>
      <text:p text:style-name="Text_20_body"/>
      <text:h text:style-name="Heading_20_1" text:outline-level="1">Potential Energy</text:h>
      <text:p text:style-name="P9">Potential energy is the energy needed to move another object. <text:s/>Initially we called this energy the force applied to an object. <text:s/>But, since an object remains at rest or moves in a straight line until acted upon by another force, that force is the potential energy needed to change the particles state.</text:p>
      <text:p text:style-name="P9">Several types of forces we have worked with so far are:</text:p>
      <text:p text:style-name="P9">1 gravity</text:p>
      <text:p text:style-name="P9">2 the momentum and kinetic energy of another particle</text:p>
      <text:p text:style-name="P9">3 the spring force</text:p>
      <text:p text:style-name="P9">4 the electric potential</text:p>
      <text:p text:style-name="P9">The potential energy is usually described using a graph like (x^2), where the valley is where the target particle lies, and the walls indicate how much energy is needed for the particle to change its state.</text:p>
      <text:p text:style-name="P9"/>
      <text:h text:style-name="P34" text:outline-level="1">Harmonic Motion</text:h>
      <text:p text:style-name="P4">Harmonic motion is a specific type of periodic motion that is characterized by a restoring force that is directly proportional to the displacement of the object from its equilibrium position. It is a fundamental concept in physics and has various applications in different fields. </text:p>
      <text:p text:style-name="P4"><text:soft-page-break/>Harmonic motion gets it's name from the motion as seen in a spring as a weight bounces up and down against gravity. This cyclic motion follows a specific pattern that can be studied using sine waves. <text:s/>Any motion that c<text:span text:style-name="T3">an be described this way, is considered harmonic, so let's look at a few examples of harmonic motion.</text:span></text:p>
      <text:p text:style-name="P12">The motion may be transferring kinetic energy into potential energy in order to sustain the motion. <text:s/>As long as the energy is not lost to other forces, like friction, or heat, the motion will repeat indefinitely throughout time.</text:p>
      <text:p text:style-name="P12">1) A weight attached to a spring bouncing up and down against gravity.</text:p>
      <text:p text:style-name="P12">2) A clock pendulum swinging left to right.</text:p>
      <text:p text:style-name="P12">3) The circling of an electron around an atom</text:p>
      <text:p text:style-name="P12">4) The circling of a planet around the sun</text:p>
      <text:p text:style-name="P12">5) A ball rolling up and down a valley</text:p>
      <text:p text:style-name="P12">6) Waves moving back and forth between boundaries.</text:p>
      <text:h text:style-name="P35" text:outline-level="1"><text:span text:style-name="T2">The </text:span><text:span text:style-name="T1">Principle</text:span><text:span text:style-name="T2"> of </text:span><text:span text:style-name="T1">Least </text:span>Action </text:h>
      <text:p text:style-name="P12">When a particle must travel a specific path or in a predetermined time frame, the other becomes predetermined. <text:s/>There is only one path for a particle to move from A to B in a specific amount of time. <text:s/>But, a particle that travels from A to B can travel multiple paths and arrive at B at different times.</text:p>
      <text:p text:style-name="P12">To test this, we can run various tests.</text:p>
      <text:p text:style-name="P12">1) use the potential energy of gravity while tossing a ball. <text:s/></text:p>
      <text:p text:style-name="P12">2) use the potential energy of gravity and the restoring force of a spring (harmonic motion) to track the bounce of a weight.</text:p>
      <text:p text:style-name="P12">3) use the harmonic motions of a clock</text:p>
      <text:p text:style-name="P12">4) </text:p>
      <text:p text:style-name="P19"><text:soft-page-break/>This set of conditions is known as the principle of least action. It is the principle that<text:span text:style-name="T27"> </text:span>the action S is stationary at any trajectory {x<text:span text:style-name="T28"> [</text:span>n<text:span text:style-name="T28">] </text:span>} satisfying the equations of motion<text:span text:style-name="T28"> (</text:span>F = ma<text:span text:style-name="T28">)</text:span>, at every time {t<text:span text:style-name="T28"> [</text:span>n<text:span text:style-name="T2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6" number:min-decimal-places="6" number:min-integer-digits="1" number:grouping="true"/>
    </number:number-style>
    <number:number-style style:name="N130">
      <number:number number:decimal-places="3" number:min-decimal-places="3" number:min-integer-digits="1" number:grouping="true"/>
    </number:number-style>
    <number:number-style style:name="N131">
      <number:number number:decimal-places="4" number:min-decimal-places="4" number:min-integer-digits="1" number:grouping="true"/>
    </number:number-style>
  </office:styles>
  <office:automatic-styles>
    <style:page-layout style:name="Mpm1">
      <style:page-layout-properties fo:page-width="5.8299in" fo:page-height="8.2701in" style:num-format="1" style:print-orientation="portrait" fo:margin-top="0.25in" fo:margin-bottom="0.25in" fo:margin-left="0.7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13:16:40.707607217</meta:creation-date>
    <dc:date>2024-06-21T21:08:06.360873497</dc:date>
    <meta:editing-duration>P8DT6H16M41S</meta:editing-duration>
    <meta:editing-cycles>31</meta:editing-cycles>
    <meta:generator>LibreOffice/7.5.9.2$Linux_X86_64 LibreOffice_project/50$Build-2</meta:generator>
    <meta:document-statistic meta:table-count="0" meta:image-count="0" meta:object-count="0" meta:page-count="10" meta:paragraph-count="90" meta:word-count="2611" meta:character-count="14437" meta:non-whitespace-character-count="11842"/>
  </office:meta>
</office:document-meta>
</file>